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0f77" officeooo:paragraph-rsid="00050f77"/>
    </style:style>
    <style:style style:name="P2" style:family="paragraph" style:parent-style-name="Standard">
      <style:paragraph-properties fo:text-align="start" style:justify-single-word="false"/>
      <style:text-properties officeooo:paragraph-rsid="00093851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bcf1" officeooo:paragraph-rsid="000abcf1"/>
    </style:style>
    <style:style style:name="P4" style:family="paragraph" style:parent-style-name="Standard">
      <style:paragraph-properties fo:text-align="justify" style:justify-single-word="false"/>
      <style:text-properties officeooo:paragraph-rsid="00093851"/>
    </style:style>
    <style:style style:name="P5" style:family="paragraph" style:parent-style-name="Standard" style:master-page-name="">
      <style:paragraph-properties fo:margin-left="0.2374in" fo:margin-right="0in" fo:text-align="start" style:justify-single-word="false" fo:text-indent="0in" style:auto-text-indent="false" style:page-number="auto"/>
      <style:text-properties style:text-underline-style="solid" style:text-underline-width="auto" style:text-underline-color="font-color" officeooo:rsid="000abcf1" officeooo:paragraph-rsid="000abcf1"/>
    </style:style>
    <style:style style:name="T1" style:family="text">
      <style:text-properties fo:language="fr" fo:country="FR" officeooo:rsid="0005fab8"/>
    </style:style>
    <style:style style:name="T2" style:family="text">
      <style:text-properties fo:language="fr" fo:country="FR" officeooo:rsid="0007ad38"/>
    </style:style>
    <style:style style:name="T3" style:family="text">
      <style:text-properties fo:language="fr" fo:country="FR" officeooo:rsid="0008257a"/>
    </style:style>
    <style:style style:name="T4" style:family="text">
      <style:text-properties fo:language="fr" fo:country="FR" fo:background-color="transparent" style:font-size-asian="10.5pt"/>
    </style:style>
    <style:style style:name="T5" style:family="text">
      <style:text-properties fo:language="fr" fo:country="FR" officeooo:rsid="00050f77" fo:background-color="transparent" style:font-size-asian="10.5pt"/>
    </style:style>
    <style:style style:name="T6" style:family="text">
      <style:text-properties fo:language="fr" fo:country="FR" officeooo:rsid="00093851" fo:background-color="transparent" style:font-size-asian="10.5pt"/>
    </style:style>
    <style:style style:name="T7" style:family="text">
      <style:text-properties fo:language="fr" fo:country="FR" style:text-underline-style="none" fo:background-color="transparent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FFARD Quentin <text:tab/><text:tab/><text:tab/><text:tab/>MAHI-MAHI<text:tab/><text:tab/><text:tab/><text:tab/><text:tab/> <text:s text:c="9"/>L3 2/3 B</text:p>
      <text:p text:style-name="P1"/>
      <text:p text:style-name="P1"/>
      <text:p text:style-name="P4"><text:span text:style-name="T1">Etudiant en licence MIAGE en apprentissage, j'ai été amené à me professionnalliser en évoluant au sein de l'entreprise MAHI-MAHI, cette SARL spécialisée dans la création d'applications intéractives </text:span><text:span text:style-name="T2">est présentée plus tard dans ce </text:span><text:span text:style-name="T3">rapport d'activités. </text:span></text:p>
      <text:p text:style-name="P4"><text:span text:style-name="T5">Ce rapport fait l'objet d'une synthèse des missions qui m'ont été confiées en entreprise, ainsi qu'une analyse des enjeux de celles-ci. </text:span><text:span text:style-name="T6">Ce document est donc sémantiquement découpé en 2 parties, la première, portée sur la synthèse et l'analyse des travaux réalisés, et la seconde, attachée à l'étude générale des enjeux de l'apprentissage.</text:span></text:p>
      <text:p text:style-name="P2"><text:span text:style-name="T6"/></text:p>
      <text:p text:style-name="P3"><text:span text:style-name="T6">R</text:span><text:span text:style-name="T4">apport d'activité</text:span><text:span text:style-name="T7"> :</text:span></text:p>
      <text:p text:style-name="P3"><text:span text:style-name="T4"/></text:p>
      <text:p text:style-name="P5"><text:span text:style-name="T4">Contexte</text:span><text:span text:style-name="T7"> : <text:s/>Afin d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Geffard</meta:initial-creator>
    <meta:creation-date>2014-03-12T16:10:06.950868819</meta:creation-date>
    <dc:date>2014-03-12T17:19:48.111952576</dc:date>
    <dc:creator>Quentin Geffard</dc:creator>
    <meta:editing-duration>PT39M57S</meta:editing-duration>
    <meta:editing-cycles>5</meta:editing-cycles>
    <meta:generator>LibreOffice/4.1.2.3$Linux_x86 LibreOffice_project/410m0$Build-3</meta:generator>
    <meta:document-statistic meta:table-count="0" meta:image-count="0" meta:object-count="0" meta:page-count="1" meta:paragraph-count="5" meta:word-count="100" meta:character-count="681" meta:non-whitespace-character-count="565"/>
  </office:meta>
</office:document-meta>
</file>